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261" officeooo:paragraph-rsid="000302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a64d" officeooo:paragraph-rsid="0006a5c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a5c8" officeooo:paragraph-rsid="0006a5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3590" officeooo:paragraph-rsid="000dbf8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3590" officeooo:paragraph-rsid="0007359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14bb" officeooo:paragraph-rsid="000814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cs" fo:country="CZ" fo:font-weight="normal" officeooo:rsid="00080a97" officeooo:paragraph-rsid="00080a9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5161" officeooo:paragraph-rsid="000b8331" style:font-weight-asian="normal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dbf80"/>
    </style:style>
    <style:style style:name="T3" style:family="text">
      <style:text-properties fo:language="cs" fo:country="CZ" officeooo:rsid="00073590"/>
    </style:style>
    <style:style style:name="T4" style:family="text">
      <style:text-properties fo:language="cs" fo:country="CZ" officeooo:rsid="000f3ae1"/>
    </style:style>
    <style:style style:name="T5" style:family="text">
      <style:text-properties fo:language="cs" fo:country="CZ" officeooo:rsid="00080a97"/>
    </style:style>
    <style:style style:name="T6" style:family="text">
      <style:text-properties fo:language="cs" fo:country="CZ" officeooo:rsid="000b8331"/>
    </style:style>
    <style:style style:name="T7" style:family="text">
      <style:text-properties fo:language="en" fo:country="US" officeooo:rsid="00073590"/>
    </style:style>
    <style:style style:name="T8" style:family="text">
      <style:text-properties fo:language="en" fo:country="US" officeooo:rsid="000b8331"/>
    </style:style>
    <style:style style:name="T9" style:family="text">
      <style:text-properties fo:language="cs" fo:country="CZ" officeooo:rsid="0008b5af"/>
    </style:style>
    <style:style style:name="T10" style:family="text">
      <style:text-properties officeooo:rsid="000dbf80"/>
    </style:style>
    <style:style style:name="T11" style:family="text">
      <style:text-properties style:text-line-through-style="none" style:text-line-through-type="none" fo:language="cs" fo:country="CZ" officeooo:rsid="000f3ae1"/>
    </style:style>
    <style:style style:name="T12" style:family="text">
      <style:text-properties style:text-line-through-style="none" style:text-line-through-type="none" fo:language="cs" fo:country="CZ"/>
    </style:style>
    <style:style style:name="T13" style:family="text">
      <style:text-properties style:text-line-through-style="none" style:text-line-through-type="none" fo:language="cs" fo:country="CZ" officeooo:rsid="000b8331"/>
    </style:style>
    <style:style style:name="T14" style:family="text">
      <style:text-properties style:text-line-through-style="none" style:text-line-through-type="none" fo:language="cs" fo:country="CZ" officeooo:rsid="000f8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LS STUDIO</text:p>
      <text:p text:style-name="P2"><text:span text:style-name="T1">Freestyle BMX </text:span><text:span text:style-name="T2">Dirt </text:span><text:span text:style-name="T1">je extrémní sport, ve kterém se dělají triky na speciálních kolech </text:span><text:span text:style-name="T2">v</text:span><text:span text:style-name="T1"> jízd</text:span><text:span text:style-name="T2">ě</text:span><text:span text:style-name="T1"> po hliněných tratích </text:span><text:span text:style-name="T2">s jasně definovaným počátečním bodem a trasou, kudy vedou.</text:span></text:p>
      <text:p text:style-name="P3"><text:span text:style-name="T2">N</text:span><text:span text:style-name="T1">a těchto </text:span><text:span text:style-name="T2">kolech</text:span><text:span text:style-name="T1"> není moc možností, jak ovládat svoji rychlost. Proto </text:span><text:span text:style-name="T2">tyto</text:span><text:span text:style-name="T1"> tra</text:span><text:span text:style-name="T2">tě</text:span><text:span text:style-name="T1"> musí být správně postaven</text:span><text:span text:style-name="T2">é</text:span><text:span text:style-name="T1">, aby </text:span><text:span text:style-name="T3">na každou překážku měl jezdec dostatečnou, ale ne příliš velkou rychlost.</text:span></text:p>
      <text:p text:style-name="P4"><text:span text:style-name="T2">Č</text:span><text:span text:style-name="T1">asto </text:span><text:span text:style-name="T2">se </text:span><text:span text:style-name="T1">stane, že </text:span><text:span text:style-name="T4">poprvé </text:span><text:span text:style-name="T2">po </text:span><text:span text:style-name="T4">výstavbě</text:span><text:span text:style-name="T2"> </text:span><text:span text:style-name="T4">trať</text:span><text:span text:style-name="T1"> nefunguje a je třeba </text:span><text:span text:style-name="T2">ji </text:span><text:span text:style-name="T4">upravit</text:span><text:span text:style-name="T1">.</text:span></text:p>
      <text:p text:style-name="P4"><text:span text:style-name="T1">To je časově i fyzicky náročné a</text:span><text:span text:style-name="T2"> </text:span><text:span text:style-name="T1">touto bakalářskou prací </text:span><text:span text:style-name="T4">tomu chci </text:span><text:span text:style-name="T1">zabránit.</text:span></text:p>
      <text:p text:style-name="P5"/>
      <text:p text:style-name="P5"><text:span text:style-name="T4">P</text:span><text:span text:style-name="T1">ráce má za cíl umožnit uživatel</text:span><text:span text:style-name="T2">i</text:span><text:span text:style-name="T1"> navrhnout </text:span><text:span text:style-name="T5">trať</text:span><text:span text:style-name="T1"> na svém počítači a tím určit </text:span><text:span text:style-name="T6">její podobu </text:span><text:span text:style-name="T4">včetně 3D vizualizace</text:span><text:span text:style-name="T1"> předtím, než ji začne stavět.</text:span></text:p>
      <text:p text:style-name="P6"><text:span text:style-name="T1">Aplikace</text:span><text:span text:style-name="T7"> </text:span><text:span text:style-name="T8">b</text:span><text:span text:style-name="T6">ude</text:span><text:span text:style-name="T3"> schopna vypočítat příjezdovou rychlost a trajektorii letu pro každou překážku </text:span><text:span text:style-name="T5">na trati</text:span><text:span text:style-name="T3"> a podle toho určit její parametry tak, aby se v reálném světě dala skočit.</text:span></text:p>
      <text:p text:style-name="P6"><text:span text:style-name="T2">Bude možné </text:span><text:span text:style-name="T1">změnit již postavenou překážku </text:span><text:span text:style-name="T9">na aktuálním konci tratě smaz</text:span><text:span text:style-name="T2">áním </text:span><text:span text:style-name="T9">a postav</text:span><text:span text:style-name="T2">ením v jiné podobě</text:span><text:span text:style-name="T9">.</text:span></text:p>
      <text:p text:style-name="P7"><text:span text:style-name="T10">Opravdové tratě často mívají členitý podklad</text:span>, <text:span text:style-name="T10">bude tedy možné </text:span>i <text:span text:style-name="T10">nastavit změny </text:span>terén<text:span text:style-name="T10">u.</text:span></text:p>
      <text:p text:style-name="P7">V aplikaci bude možné měřit vzdálenosti v reálných jednotkách pro porovnání při výstavbě opravdové tratě.</text:p>
      <text:p text:style-name="P7"/>
      <text:p text:style-name="P8"><text:span text:style-name="T11">P</text:span><text:span text:style-name="T12">ráce </text:span><text:span text:style-name="T11">bude</text:span><text:span text:style-name="T13"> odladěný minimal viable product, na kterém </text:span><text:span text:style-name="T14">půjde</text:span><text:span text:style-name="T13"> ověřit praktickou využitelnost takovéto aplikace. </text:span><text:span text:style-name="T14">P</text:span><text:span text:style-name="T13">oskytne </text:span><text:span text:style-name="T14">ale </text:span><text:span text:style-name="T13">základ pro rozšíření </text:span><text:span text:style-name="T14">funkcionality </text:span><text:span text:style-name="T13">nebo přidání dalších typů překáže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8:52:38.468000000</meta:creation-date>
    <dc:date>2025-04-01T12:44:43.265814700</dc:date>
    <meta:editing-duration>PT15M37S</meta:editing-duration>
    <meta:editing-cycles>3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1" meta:word-count="207" meta:character-count="1326" meta:non-whitespace-character-count="1130"/>
  </office:meta>
</office:document-meta>
</file>